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2" style:parent-style-name="Standard" style:family="paragraph">
      <style:text-properties style:font-name="Times New Roman"/>
    </style:style>
    <style:style style:name="P3" style:parent-style-name="Standard" style:family="paragraph">
      <style:text-properties style:font-name="Times New Roman"/>
    </style:style>
    <style:style style:name="P4" style:parent-style-name="Standard" style:family="paragraph">
      <style:paragraph-properties fo:text-align="justify" fo:line-height="200%"/>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P8" style:parent-style-name="Standard" style:family="paragraph">
      <style:paragraph-properties fo:text-align="justify" fo:line-height="200%"/>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fo:font-style="italic" style:font-style-asian="italic" style:font-style-complex="italic"/>
    </style:style>
    <style:style style:name="T13" style:parent-style-name="DefaultParagraphFont" style:family="text">
      <style:text-properties style:font-name="Times New Roman" fo:font-style="italic" style:font-style-asian="italic" style:font-style-complex="italic"/>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fo:font-style="italic" style:font-style-asian="italic" style:font-style-complex="italic"/>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fo:font-style="italic" style:font-style-asian="italic" style:font-style-complex="italic"/>
    </style:style>
    <style:style style:name="P19" style:parent-style-name="Standard" style:family="paragraph">
      <style:paragraph-properties fo:text-align="justify" fo:line-height="200%"/>
    </style:style>
    <style:style style:name="T20" style:parent-style-name="DefaultParagraphFont" style:family="text">
      <style:text-properties style:font-name="Times New Roman" fo:font-style="italic" style:font-style-asian="italic" style:font-style-complex="italic" fo:font-size="25pt" style:font-size-asian="25pt" style:font-size-complex="25pt"/>
    </style:style>
    <style:style style:name="T21" style:parent-style-name="DefaultParagraphFont" style:family="text">
      <style:text-properties style:font-name="Times New Roman"/>
    </style:style>
    <style:style style:name="P22" style:parent-style-name="Textbody" style:family="paragraph">
      <style:paragraph-properties fo:margin-bottom="0in"/>
      <style:text-properties style:font-name="sans-serif" fo:color="#333333" fo:font-size="11pt" style:font-size-asian="11pt"/>
    </style:style>
  </office:automatic-styles>
  <office:body>
    <office:text text:use-soft-page-breaks="true">
      <text:p text:style-name="P1">ABSTRACT</text:p>
      <text:p text:style-name="P2"/>
      <text:p text:style-name="P3"/>
      <text:p text:style-name="P4"><text:span text:style-name="T5"><text:tab/>Face recognition has been one of the extensively researched and most interesting application. Facial recognition is a way of recognizing a human face through technology. A facial recognition system uses biometrics to map<text:s/></text:span><text:span text:style-name="T6">facial features from a photograph or video. It compares the information with a database of known faces to find a match. The significance of face recognition is due to its technical challenges and wide potential application in video surveillance, identity a</text:span><text:span text:style-name="T7">uthentication, multimedia applications, home and office security, law enforcement and different human-computer interaction activities. <text:s text:c="2"/></text:span></text:p>
      <text:p text:style-name="Standard"/>
      <text:p text:style-name="Standard"/>
      <text:p text:style-name="P8"><text:span text:style-name="T9"><text:tab/>Deep learning methods, especially convolution neural networks have achieved significant success in the area of comp</text:span><text:span text:style-name="T10">uter vision including the difficult face recognition problems. A challenge in using the deep learning methods to solve real-time problems is that the training of deep models shows exceptional performance with large datasets, but they are not suitable for l</text:span><text:span text:style-name="T11">earning from few samples. Hence, there is a necessity in collection huge amounts of data for processing or learning. But the convolution neural networks are designed to generate new samples of data from the existing data by means of an approach namely<text:s/></text:span><text:span text:style-name="T12">data</text:span><text:span text:style-name="T13"><text:s/>augmentation</text:span><text:span text:style-name="T14">, so there is nothing worry in the case regarding the size of the data. And also<text:s/></text:span><text:span text:style-name="T15">CNN’s<text:s/></text:span><text:span text:style-name="T16"><text:s/>are known for their high accuracy. For these reasons, the problems and challenges regarding the face recognition to achieve more accuracies are resolved de</text:span><text:span text:style-name="T17">signing an approach based upon the<text:s/></text:span><text:span text:style-name="T18">Convolution neural networks.</text:span></text:p>
      <text:p text:style-name="P19"><text:span text:style-name="T20">Jksdafl;asjdfjowaenfj</text:span></text:p>
      <text:p text:style-name="Standard"/>
      <text:p text:style-name="Standard"/>
      <text:p text:style-name="Standard"><text:span text:style-name="T21"><text:tab/></text:span></text:p>
      <text:p text:style-name="P2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4604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 Rahul</dc:creator>
    <meta:creation-date>2020-04-09T11:44:00Z</meta:creation-date>
    <dc:date>2020-04-09T10:49:00Z</dc:date>
    <meta:template xlink:href="Normal.dotm" xlink:type="simple"/>
    <meta:editing-cycles>2</meta:editing-cycles>
    <meta:editing-duration>PT120S</meta:editing-duration>
    <meta:document-statistic meta:page-count="2" meta:paragraph-count="3" meta:word-count="239" meta:character-count="1602" meta:row-count="11" meta:non-whitespace-character-count="1366"/>
  </office:meta>
</office:document-meta>
</file>